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d6e" officeooo:paragraph-rsid="00133d6e"/>
    </style:style>
    <style:style style:name="P2" style:family="paragraph" style:parent-style-name="Standard">
      <style:text-properties officeooo:rsid="00150e5a" officeooo:paragraph-rsid="00150e5a"/>
    </style:style>
    <style:style style:name="P3" style:family="paragraph" style:parent-style-name="Standard">
      <style:text-properties officeooo:rsid="00169a86" officeooo:paragraph-rsid="00169a86"/>
    </style:style>
    <style:style style:name="P4" style:family="paragraph" style:parent-style-name="Standard">
      <style:text-properties officeooo:rsid="00181a57" officeooo:paragraph-rsid="00181a57"/>
    </style:style>
    <style:style style:name="P5" style:family="paragraph" style:parent-style-name="Standard" style:list-style-name="L1">
      <style:text-properties officeooo:rsid="00181a57" officeooo:paragraph-rsid="00181a57"/>
    </style:style>
    <style:style style:name="P6" style:family="paragraph" style:parent-style-name="Standard" style:list-style-name="L1">
      <style:text-properties officeooo:rsid="00181a57" officeooo:paragraph-rsid="001842be"/>
    </style:style>
    <style:style style:name="P7" style:family="paragraph" style:parent-style-name="Standard">
      <style:text-properties officeooo:rsid="001842be" officeooo:paragraph-rsid="001842be"/>
    </style:style>
    <style:style style:name="T1" style:family="text">
      <style:text-properties officeooo:rsid="00150e5a"/>
    </style:style>
    <style:style style:name="T2" style:family="text">
      <style:text-properties officeooo:rsid="00169a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uantum Lectures </text:p>
      <text:p text:style-name="P1"/>
      <text:h text:style-name="Heading_20_1" text:outline-level="1">todo</text:h>
      <text:list xml:id="list2708569316" text:style-name="L1">
        <text:list-item>
          <text:p text:style-name="P6">Github</text:p>
        </text:list-item>
        <text:list-item>
          <text:p text:style-name="P6">jupyter notebook for each section</text:p>
        </text:list-item>
        <text:list-item>
          <text:p text:style-name="P6">power points</text:p>
        </text:list-item>
        <text:list-item>
          <text:p text:style-name="P6">practice timings</text:p>
        </text:list-item>
      </text:list>
      <text:p text:style-name="P1"/>
      <text:h text:style-name="Heading_20_1" text:outline-level="1">Pre-requisites: </text:h>
      <text:p text:style-name="P1">Lin Alg – matrices up to multiplication (pref eigenvalues), <text:span text:style-name="T2">bases</text:span></text:p>
      <text:p text:style-name="P7">Physics – waves, particles, energy &amp; momentum conservation</text:p>
      <text:p text:style-name="P1">Python – basic syntax, virtual environments and jupyter</text:p>
      <text:p text:style-name="P1"/>
      <text:h text:style-name="Heading_20_2" text:outline-level="2">Intro:</text:h>
      <text:p text:style-name="P1">Me – background, UCL research</text:p>
      <text:p text:style-name="P1">Overview</text:p>
      <text:p text:style-name="P1"/>
      <text:h text:style-name="Heading_20_2" text:outline-level="2">Section 1: Basics of quantum</text:h>
      <text:p text:style-name="P1">History - black body radiation, double slit and photoelectric effect motivate quantum &amp; wave-particle</text:p>
      <text:p text:style-name="P1">Operator representation – <text:span text:style-name="T2">how it works, pauli operators, </text:span>equivalence with integral notation?, <text:span text:style-name="T2">example with stern gerlach</text:span></text:p>
      <text:p text:style-name="P1">Entanglement – no cloning, teleportation</text:p>
      <text:p text:style-name="P1"/>
      <text:h text:style-name="Heading_20_2" text:outline-level="2">Section 2: Gate Based Quantum Computing</text:h>
      <text:p text:style-name="P1">Information – bits and qubits</text:p>
      <text:p text:style-name="P1">Operations – logic gates, <text:span text:style-name="T1">quantum gates on 1 and 2 bits</text:span></text:p>
      <text:p text:style-name="P3">Bell inequality</text:p>
      <text:p text:style-name="P3">Architectures – superconducting qubits, ion trap</text:p>
      <text:p text:style-name="P3">Adiabatic – sketch so that theyre aware</text:p>
      <text:p text:style-name="P1"/>
      <text:h text:style-name="Heading_20_2" text:outline-level="2">Section 3: Communication?</text:h>
      <text:p text:style-name="P3">Encryption, keys</text:p>
      <text:p text:style-name="P1"/>
      <text:h text:style-name="Heading_20_2" text:outline-level="2">Section <text:span text:style-name="T2">4</text:span>: Chemistry</text:h>
      <text:p text:style-name="P1">What do chemists want to know – energy, reaction rate</text:p>
      <text:p text:style-name="P1">Computational chemistry – <text:span text:style-name="T1">succeses and challenges</text:span></text:p>
      <text:p text:style-name="P2">QPE – summary and example</text:p>
      <text:p text:style-name="P2"><text:soft-page-break/>Hybrid Quantum-Classical algorithms – motivation and examples</text:p>
      <text:p text:style-name="P2">VQE – basic example</text:p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0T17:23:02.885779336</meta:creation-date>
    <dc:date>2023-04-10T21:08:36.655138294</dc:date>
    <meta:editing-duration>PT3H13M5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153" meta:character-count="1111" meta:non-whitespace-character-count="976"/>
  </office:meta>
</office:document-meta>
</file>